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3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1" table:number-columns-repeated="2"/>
          <table:table-cell table:style-name="ce74"/>
          <table:table-cell table:style-name="ce16" table:formula="of:=AVERAGE([.I15]; [.K15];[.M15];[.O15])" office:value-type="float" office:value="8.16666666666667" calcext:value-type="float">
            <text:p>8.2</text:p>
          </table:table-cell>
          <table:table-cell/>
          <table:table-cell table:style-name="ce74" office:value-type="float" office:value="7.3" calcext:value-type="float">
            <text:p>7.3</text:p>
          </table:table-cell>
          <table:table-cell table:style-name="ce33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5" office:value-type="float" office:value="8.9" calcext:value-type="float">
            <text:p>8.9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1" table:number-columns-repeated="2"/>
          <table:table-cell table:style-name="ce74"/>
          <table:table-cell table:style-name="ce16" table:formula="of:=AVERAGE([.I16]; [.K16];[.M16];[.O16])" office:value-type="float" office:value="9.56666666666667" calcext:value-type="float">
            <text:p>9.6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3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1" table:number-columns-repeated="2"/>
          <table:table-cell table:style-name="ce74"/>
          <table:table-cell table:style-name="ce16" table:formula="of:=AVERAGE([.I17]; [.K17];[.M17];[.O17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1" table:number-columns-repeated="2"/>
          <table:table-cell table:style-name="ce74"/>
          <table:table-cell table:style-name="ce16" table:formula="of:=AVERAGE([.I18]; [.K18];[.M18];[.O18])" office:value-type="float" office:value="8.9" calcext:value-type="float">
            <text:p>8.9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33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1" table:number-columns-repeated="2"/>
          <table:table-cell table:style-name="ce74"/>
          <table:table-cell table:style-name="ce16" table:formula="of:=AVERAGE([.I19]; [.K19];[.M19];[.O19])" office:value-type="float" office:value="9.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1" table:number-columns-repeated="2"/>
          <table:table-cell table:style-name="ce74"/>
          <table:table-cell table:style-name="ce16" table:formula="of:=AVERAGE([.I20]; [.K20];[.M20];[.O20])" office:value-type="float" office:value="9.23333333333333" calcext:value-type="float">
            <text:p>9.2</text:p>
          </table:table-cell>
          <table:table-cell/>
          <table:table-cell table:style-name="ce29" office:value-type="float" office:value="9" calcext:value-type="float">
            <text:p>9.0</text:p>
          </table:table-cell>
          <table:table-cell table:style-name="ce36"/>
          <table:table-cell table:style-name="ce43" office:value-type="float" office:value="9.3" calcext:value-type="float">
            <text:p>9.3</text:p>
          </table:table-cell>
          <table:table-cell table:style-name="ce35"/>
          <table:table-cell table:style-name="ce58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72" table:number-columns-repeated="2"/>
          <table:table-cell table:style-name="ce93"/>
          <table:table-cell table:style-name="ce16" table:formula="of:=AVERAGE([.I21]; [.K21];[.M21];[.O21])" office:value-type="float" office:value="9.43333333333333" calcext:value-type="float">
            <text:p>9.4</text:p>
          </table:table-cell>
          <table:table-cell table:style-name="ce119"/>
          <table:table-cell table:style-name="ce74" office:value-type="float" office:value="9.1" calcext:value-type="float">
            <text:p>9.1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8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50"/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1" table:number-columns-repeated="2"/>
          <table:table-cell table:style-name="ce74"/>
          <table:table-cell table:style-name="ce16" table:formula="of:=AVERAGE([.I22]; [.K22];[.M22];[.O22])" office:value-type="float" office:value="9.66666666666667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3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1" table:number-columns-repeated="2"/>
          <table:table-cell table:style-name="ce74"/>
          <table:table-cell table:style-name="ce16" table:formula="of:=AVERAGE([.I23]; [.K23];[.M23];[.O23])" office:value-type="float" office:value="8" calcext:value-type="float">
            <text:p>8.0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33"/>
          <table:table-cell table:style-name="ce74" office:value-type="float" office:value="7.1" calcext:value-type="float">
            <text:p>7.1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1" table:number-columns-repeated="2"/>
          <table:table-cell table:style-name="ce74"/>
          <table:table-cell table:style-name="ce16" table:formula="of:=AVERAGE([.I24]; [.K24];[.M24];[.O24])" office:value-type="float" office:value="9.46666666666667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1" table:number-columns-repeated="2"/>
          <table:table-cell table:style-name="ce74"/>
          <table:table-cell table:style-name="ce16" table:formula="of:=AVERAGE([.I25]; [.K25];[.M25];[.O25])" office:value-type="float" office:value="9.1" calcext:value-type="float">
            <text:p>9.1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33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/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5T21:00:40.438479947</dc:date>
    <meta:editing-duration>P2DT19H41M6S</meta:editing-duration>
    <meta:editing-cycles>556</meta:editing-cycles>
    <meta:generator>LibreOffice/7.3.7.2$Linux_X86_64 LibreOffice_project/30$Build-2</meta:generator>
    <meta:print-date>2025-04-27T20:36:00.263830672</meta:print-date>
    <meta:document-statistic meta:table-count="1" meta:cell-count="108" meta:object-count="0"/>
  </office:meta>
</office:document-meta>
</file>